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4187" officeooo:paragraph-rsid="00154187"/>
    </style:style>
    <style:style style:name="P2" style:family="paragraph" style:parent-style-name="Standard">
      <style:text-properties fo:font-weight="bold" officeooo:rsid="00154187" officeooo:paragraph-rsid="0015418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File:</text:p>
      <text:p text:style-name="P1"><text:s/></text:p>
      <text:p text:style-name="P1"><text:s text:c="3"/>#!/bin/bash</text:p>
      <text:p text:style-name="P1"><text:s text:c="3"/>echo "$PWD"</text:p>
      <text:p text:style-name="P1"><text:s text:c="3"/>echo "$LOGNAME"</text:p>
      <text:p text:style-name="P1"/>
      <text:p text:style-name="P1"><text:s text:c="3"/><text:span text:style-name="T1">Terminal:</text:span></text:p>
      <text:p text:style-name="P1"/>
      <text:p text:style-name="P1"><text:s text:c="3"/>krishna@krishna-HP-Laptop-15s-fq2xxx:~$ gedit assignment2_1.sh &amp;</text:p>
      <text:p text:style-name="P1"><text:s text:c="3"/>[1] 2776</text:p>
      <text:p text:style-name="P1"><text:s text:c="3"/>krishna@krishna-HP-Laptop-15s-fq2xxx:~$ chmod +x assignment2_1.sh</text:p>
      <text:p text:style-name="P1"><text:s text:c="3"/>krishna@krishna-HP-Laptop-15s-fq2xxx:~$ ./assignment2_1.sh</text:p>
      <text:p text:style-name="P1"><text:s text:c="3"/>/home/krishna</text:p>
      <text:p text:style-name="P1"><text:s text:c="3"/>krishna</text:p>
      <text:p text:style-name="P1"/>
      <text:p text:style-name="P1"/>
      <text:p text:style-name="P2">2. File :</text:p>
      <text:p text:style-name="P1"/>
      <text:p text:style-name="P1"><text:s text:c="4"/>#!/bin/bash</text:p>
      <text:p text:style-name="P1"><text:s text:c="4"/>read -t 10 -p "Enter the user name: " username</text:p>
      <text:p text:style-name="P1"><text:s text:c="4"/>echo "$username"</text:p>
      <text:p text:style-name="P1"/>
      <text:p text:style-name="P1"><text:s text:c="3"/><text:span text:style-name="T1">Terminal:</text:span></text:p>
      <text:p text:style-name="P1"><text:s text:c="2"/></text:p>
      <text:p text:style-name="P1"><text:s text:c="4"/>krishna@krishna-HP-Laptop-15s-fq2xxx:~$ gedit assignment2_2.sh &amp;</text:p>
      <text:p text:style-name="P1"><text:s text:c="4"/>[2] 2971</text:p>
      <text:p text:style-name="P1"><text:s text:c="4"/>[1] <text:s text:c="2"/>Done <text:s text:c="19"/>gedit assignment2_1.sh</text:p>
      <text:p text:style-name="P1"><text:s text:c="4"/>krishna@krishna-HP-Laptop-15s-fq2xxx:~$ chmod +x assignment2_2.sh</text:p>
      <text:p text:style-name="P1"><text:s text:c="4"/>krishna@krishna-HP-Laptop-15s-fq2xxx:~$ ./assignment2_2.sh</text:p>
      <text:p text:style-name="P1"><text:s text:c="4"/>Enter the user name: Sushil</text:p>
      <text:p text:style-name="P1"><text:s text:c="4"/>Sushil</text:p>
      <text:p text:style-name="P1"><text:s text:c="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19:39:36.291888819</meta:creation-date>
    <dc:date>2023-09-21T19:50:10.165115845</dc:date>
    <meta:editing-duration>PT10M34S</meta:editing-duration>
    <meta:editing-cycles>1</meta:editing-cycles>
    <meta:document-statistic meta:table-count="0" meta:image-count="0" meta:object-count="0" meta:page-count="1" meta:paragraph-count="26" meta:word-count="61" meta:character-count="720" meta:non-whitespace-character-count="581"/>
    <meta:generator>LibreOffice/6.4.7.2$Linux_X86_64 LibreOffice_project/40$Build-2</meta:generator>
  </office:meta>
</office:document-meta>
</file>